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paragraph-properties fo:text-align="center" style:justify-single-word="false"/>
      <style:text-properties style:font-name="Arial" fo:font-size="14pt" style:font-size-asian="12.25pt" style:font-size-complex="14pt"/>
    </style:style>
    <style:style style:name="P4" style:family="paragraph" style:parent-style-name="Standard">
      <style:paragraph-properties fo:line-height="150%"/>
      <style:text-properties style:font-name="Arial" fo:font-size="14pt" style:font-size-asian="12.25pt" style:font-size-complex="14pt"/>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officeooo:paragraph-rsid="001451db" style:font-size-asian="12pt" style:font-size-complex="12pt"/>
    </style:style>
    <style:style style:name="P7" style:family="paragraph" style:parent-style-name="Standard">
      <style:paragraph-properties fo:line-height="150%"/>
      <style:text-properties style:font-name="Arial" fo:font-size="12pt" officeooo:paragraph-rsid="0016936c" style:font-size-asian="12pt" style:font-size-complex="12pt"/>
    </style:style>
    <style:style style:name="P8" style:family="paragraph" style:parent-style-name="Standard">
      <style:paragraph-properties fo:line-height="150%"/>
      <style:text-properties style:font-name="Arial" fo:font-size="12pt" officeooo:paragraph-rsid="0018a371" style:font-size-asian="12pt" style:font-size-complex="12pt"/>
    </style:style>
    <style:style style:name="P9" style:family="paragraph" style:parent-style-name="Standard">
      <style:paragraph-properties fo:line-height="150%"/>
      <style:text-properties style:font-name="Arial" fo:font-size="12pt" officeooo:paragraph-rsid="0024f8dc" style:font-size-asian="12pt" style:font-size-complex="12pt"/>
    </style:style>
    <style:style style:name="P10" style:family="paragraph" style:parent-style-name="Standard">
      <style:paragraph-properties fo:line-height="150%"/>
      <style:text-properties style:font-name="Arial" fo:font-size="12pt" officeooo:paragraph-rsid="0028a761" style:font-size-asian="12pt" style:font-size-complex="12pt"/>
    </style:style>
    <style:style style:name="P11" style:family="paragraph" style:parent-style-name="Standard">
      <style:paragraph-properties fo:line-height="150%"/>
      <style:text-properties style:font-name="Arial" fo:font-size="12pt" officeooo:paragraph-rsid="002aaf0a" style:font-size-asian="12pt" style:font-size-complex="12pt"/>
    </style:style>
    <style:style style:name="P12" style:family="paragraph" style:parent-style-name="Standard">
      <style:paragraph-properties fo:line-height="150%"/>
      <style:text-properties style:font-name="Arial" fo:font-size="12pt" officeooo:rsid="0016936c" officeooo:paragraph-rsid="0016936c" style:font-size-asian="12pt" style:font-size-complex="12pt"/>
    </style:style>
    <style:style style:name="P13" style:family="paragraph" style:parent-style-name="Standard">
      <style:paragraph-properties fo:line-height="150%"/>
      <style:text-properties style:font-name="Arial" fo:font-size="12pt" officeooo:rsid="0016936c" officeooo:paragraph-rsid="002aaf0a" style:font-size-asian="12pt" style:font-size-complex="12pt"/>
    </style:style>
    <style:style style:name="P14" style:family="paragraph" style:parent-style-name="Standard">
      <style:paragraph-properties fo:line-height="150%"/>
      <style:text-properties style:font-name="Arial" fo:font-size="12pt" officeooo:rsid="0018a371" officeooo:paragraph-rsid="0018a371" style:font-size-asian="12pt" style:font-size-complex="12pt"/>
    </style:style>
    <style:style style:name="P15" style:family="paragraph" style:parent-style-name="Standard">
      <style:paragraph-properties fo:line-height="150%"/>
      <style:text-properties style:font-name="Arial" fo:font-size="12pt" officeooo:rsid="002bd2a4" officeooo:paragraph-rsid="002bd2a4" style:font-size-asian="12pt" style:font-size-complex="12pt"/>
    </style:style>
    <style:style style:name="P16" style:family="paragraph" style:parent-style-name="Standard">
      <style:paragraph-properties fo:line-height="150%"/>
      <style:text-properties officeooo:paragraph-rsid="0028a761"/>
    </style:style>
    <style:style style:name="P17" style:family="paragraph" style:parent-style-name="Standard">
      <style:paragraph-properties fo:line-height="150%"/>
      <style:text-properties officeooo:paragraph-rsid="002ca448"/>
    </style:style>
    <style:style style:name="P18" style:family="paragraph" style:parent-style-name="Standard">
      <style:paragraph-properties fo:line-height="150%"/>
      <style:text-properties style:font-name="Arial" fo:font-size="12pt" officeooo:paragraph-rsid="002ca448" style:font-size-asian="12pt" style:font-size-complex="12pt"/>
    </style:style>
    <style:style style:name="P19" style:family="paragraph" style:parent-style-name="Heading_20_1">
      <style:text-properties officeooo:rsid="0013a577" officeooo:paragraph-rsid="0013a577"/>
    </style:style>
    <style:style style:name="P20" style:family="paragraph" style:parent-style-name="Heading_20_1">
      <style:text-properties officeooo:rsid="00149e0b" officeooo:paragraph-rsid="00149e0b"/>
    </style:style>
    <style:style style:name="P21" style:family="paragraph" style:parent-style-name="Heading_20_1">
      <style:text-properties officeooo:rsid="00149e0b" officeooo:paragraph-rsid="002aaf0a"/>
    </style:style>
    <style:style style:name="P22" style:family="paragraph" style:parent-style-name="Heading_20_1">
      <style:text-properties officeooo:rsid="0018a371" officeooo:paragraph-rsid="0018a371"/>
    </style:style>
    <style:style style:name="P23" style:family="paragraph" style:parent-style-name="Heading_20_1">
      <style:text-properties officeooo:rsid="001ab5e5" officeooo:paragraph-rsid="001ab5e5"/>
    </style:style>
    <style:style style:name="P24" style:family="paragraph" style:parent-style-name="Heading_20_1">
      <style:text-properties officeooo:rsid="0026f8bd" officeooo:paragraph-rsid="0026f8bd"/>
    </style:style>
    <style:style style:name="P25" style:family="paragraph" style:parent-style-name="Heading_20_1">
      <style:text-properties officeooo:rsid="0026f8bd" officeooo:paragraph-rsid="002ca448"/>
    </style:style>
    <style:style style:name="T1" style:family="text">
      <style:text-properties officeooo:rsid="002a3ca3"/>
    </style:style>
    <style:style style:name="T2" style:family="text">
      <style:text-properties officeooo:rsid="00138d77"/>
    </style:style>
    <style:style style:name="T3" style:family="text">
      <style:text-properties style:font-name="Arial" fo:font-size="12pt" officeooo:rsid="0028a761" style:font-size-asian="12pt" style:font-size-complex="12pt"/>
    </style:style>
    <style:style style:name="T4" style:family="text">
      <style:text-properties style:font-name="Arial" fo:font-size="12pt" style:text-underline-style="solid" style:text-underline-width="auto" style:text-underline-color="font-color" officeooo:rsid="0028a761" style:font-size-asian="12pt" style:font-size-complex="12pt"/>
    </style:style>
    <style:style style:name="T5" style:family="text">
      <style:text-properties style:font-name="Arial" fo:font-size="12pt" fo:font-weight="bold" officeooo:rsid="002ca448" style:font-size-asian="12pt" style:font-weight-asian="bold" style:font-size-complex="12pt" style:font-weight-complex="bold"/>
    </style:style>
    <style:style style:name="T6" style:family="text">
      <style:text-properties style:font-name="Arial" fo:font-size="13pt" fo:font-weight="bold" officeooo:rsid="002ca448" style:font-size-asian="13pt" style:font-weight-asian="bold" style:font-size-complex="13pt" style:font-weight-complex="bold"/>
    </style:style>
    <style:style style:name="T7" style:family="text">
      <style:text-properties officeooo:rsid="0013a577"/>
    </style:style>
    <style:style style:name="T8" style:family="text">
      <style:text-properties officeooo:rsid="001451db"/>
    </style:style>
    <style:style style:name="T9" style:family="text">
      <style:text-properties officeooo:rsid="00149e0b"/>
    </style:style>
    <style:style style:name="T10" style:family="text">
      <style:text-properties officeooo:rsid="0016936c"/>
    </style:style>
    <style:style style:name="T11" style:family="text">
      <style:text-properties officeooo:rsid="0018a371"/>
    </style:style>
    <style:style style:name="T12" style:family="text">
      <style:text-properties officeooo:rsid="0019c525"/>
    </style:style>
    <style:style style:name="T13" style:family="text">
      <style:text-properties officeooo:rsid="001ab5e5"/>
    </style:style>
    <style:style style:name="T14" style:family="text">
      <style:text-properties officeooo:rsid="001dbcd0"/>
    </style:style>
    <style:style style:name="T15" style:family="text">
      <style:text-properties officeooo:rsid="002206dd"/>
    </style:style>
    <style:style style:name="T16" style:family="text">
      <style:text-properties officeooo:rsid="0023bdd3"/>
    </style:style>
    <style:style style:name="T17" style:family="text">
      <style:text-properties officeooo:rsid="0024f8dc"/>
    </style:style>
    <style:style style:name="T18" style:family="text">
      <style:text-properties officeooo:rsid="0028a761"/>
    </style:style>
    <style:style style:name="T19" style:family="text">
      <style:text-properties officeooo:rsid="002aaf0a"/>
    </style:style>
    <style:style style:name="T20" style:family="text">
      <style:text-properties officeooo:rsid="002bd2a4"/>
    </style:style>
    <style:style style:name="T21" style:family="text">
      <style:text-properties officeooo:rsid="002c4e78"/>
    </style:style>
    <style:style style:name="T22" style:family="text">
      <style:text-properties officeooo:rsid="002c5c30"/>
    </style:style>
    <style:style style:name="T23" style:family="text">
      <style:text-properties officeooo:rsid="002ca4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IPDOS (tm) IdeaFarm (tm) Piggyback Distributed Operating System</text:p>
      <text:p text:style-name="P2"/>
      <text:p text:style-name="P3"><text:span text:style-name="T12">Rev. 1.0.1:</text:span> <text:s/>January 2<text:span text:style-name="T21">6</text:span>, 2020</text:p>
      <text:p text:style-name="P2"/>
      <text:p text:style-name="P2"/>
      <text:h text:style-name="P19" text:outline-level="1">Overview: <text:s/><text:span text:style-name="T13">P</text:span>roprietary <text:span text:style-name="T13">(including forks)</text:span> <text:span text:style-name="T13">o</text:span>pen <text:span text:style-name="T13">s</text:span>ource.</text:h>
      <text:p text:style-name="P4"/>
      <text:p text:style-name="P7"><text:span text:style-name="T10">(c)</text:span> Wo’<text:span text:style-name="T8">O</text:span> Ideafarm, 1992-2020. <text:s/><text:span text:style-name="T10">All rights reserved.</text:span> <text:s/><text:span text:style-name="T10">This ownership extends to all forks and other derivative works. <text:s/>Forks may be modified only by permission; such permission may be presumed, but can be revoked in writing without prior notice.</text:span> <text:s/><text:span text:style-name="T19">For example, on pain of “take down”, a fork may not modify or hide this User License and may not alter or defeat code that monitors usage or enforces payment.</text:span></text:p>
      <text:p text:style-name="P6"/>
      <text:p text:style-name="P9"><text:span text:style-name="T16">Intent:</text:span> <text:s/><text:span text:style-name="T7">(1) P</text:span>ermit users to contribute to the development of IPDOS™. <text:s/><text:span text:style-name="T7">(2) Reward investors by</text:span> retain<text:span text:style-name="T2">ing</text:span> all proprietary interests in all IPDOS (tm) source code, executables, <text:span text:style-name="T9">and</text:span> other content. <text:s/>Th<text:span text:style-name="T16">e latter</text:span> <text:span text:style-name="T16">encourages</text:span> strategic planning and funding, <text:span text:style-name="T15">by investors,</text:span> of "top down" software development. <text:s/><text:span text:style-name="T16">The former encourages</text:span> "bottom up" software development by “<text:span text:style-name="T2">grass roots” users and visionaries</text:span>. <text:s/><text:span text:style-name="T16">U</text:span>sers get rapid feature development <text:span text:style-name="T7">and</text:span> defect elimination, <text:span text:style-name="T7">plus</text:span> rapidly forking product visions <text:span text:style-name="T9">and implementations</text:span>. <text:s/>Investors get <text:span text:style-name="T17">explosive</text:span> ROI.</text:p>
      <text:p text:style-name="P5"/>
      <text:p text:style-name="P5"><text:span text:style-name="T2">To realize this vision, a</text:span>ll forks and other derivative works <text:span text:style-name="T11">become</text:span> the property of the owner of IPDOS™ <text:span text:style-name="T8">and are subject to this User License</text:span>, <text:span text:style-name="T8">notwithstanding the amount of IPDOS™ content retained or its size relative to the derivative work</text:span>. <text:s/>All executables, <text:span text:style-name="T2">including those</text:span> produced by building forks and other derivative works, are likewise the property of the owner and may be used <text:span text:style-name="T7">only</text:span> for testing. <text:s/><text:span text:style-name="T11">But a derivative work that merely stores, installs, or uses IPDOS™, without more, does not thereby become the property of the owner of IPDOS™.</text:span></text:p>
      <text:p text:style-name="P5"/>
      <text:h text:style-name="P20" text:outline-level="1"><text:soft-page-break/>Application<text:span text:style-name="T21">s content and revenue</text:span>: <text:s/>User <text:span text:style-name="T13">p</text:span>roperty.</text:h>
      <text:p text:style-name="P7"/>
      <text:p text:style-name="P12"><text:span text:style-name="T22">Users can contribute IPDOS ™ pay-to-use applications for profit. <text:s/></text:span>A user who contributes an IPDOS™ application retains ownership of <text:span text:style-name="T13">its</text:span> source and executable<text:span text:style-name="T13">s</text:span>, as well as ownership of all forks and other derivative works <text:span text:style-name="T11">thereof. <text:s/>Said ownership includes control over usage as well as liability arising from such usage. <text:s/>Revenue (net of transaction fees) collected by the owner of IPDOS ™ from a user who uses a contributed application is the property of the contributor and, if not paid out immediately, is held either in trust or as a security or bond.</text:span></text:p>
      <text:p text:style-name="P11"/>
      <text:h text:style-name="P21" text:outline-level="1"><text:span text:style-name="T20">Prohibited Modifications: <text:s/>Revenue enforcement code</text:span>.</text:h>
      <text:p text:style-name="P11"/>
      <text:p text:style-name="P15">IPDOS ™ and its bundled applications are not freeware. <text:s/>Some applications contributed by users are also not freeware. <text:s/>IPDOS ™ contains code that monitors installation and usage and enforces the collection of user payments for the use of IPDOS ™ and its bundled applications as well as payments to users who contribute pay-to-use applications for profit. <text:s/>A fork may not alter or defeat code that monitors installation or use or that enforces payment or that secures IPDOS ™ deployments against <text:span text:style-name="T21">malware. <text:s/>A fork may not alter or defeat any code that explicitly states forks may not alter or defeat.</text:span></text:p>
      <text:p text:style-name="P13"/>
      <text:h text:style-name="P22" text:outline-level="1">Copying: <text:s/>GitHub <text:span text:style-name="T13">f</text:span>orking and <text:span text:style-name="T13">c</text:span>loning, <text:span text:style-name="T13">by permission.</text:span></text:h>
      <text:p text:style-name="P8"/>
      <text:p text:style-name="P14">IPDOS™ source code and content may not be copied, stored, or disclosed except to develop contributions, may be done only using GitHub facilities (e.g. forking and cloning), and only with permission. <text:s/>Permission <text:span text:style-name="T19">is provisionally granted to all GitHub users but may be withdrawn in writing without prior notice for cause, and if withdrawn,</text:span> <text:span text:style-name="T19">the</text:span> fork must be timely removed, and all clones <text:span text:style-name="T19">and forks</text:span> and other copies of such a fork must be destroyed.</text:p>
      <text:p text:style-name="P8"/>
      <text:h text:style-name="P20" text:outline-level="1"><text:soft-page-break/>Fair Use: <text:s/>Prohibited for <text:span text:style-name="T13">c</text:span>ode; <text:span text:style-name="T13">a</text:span>llowed for <text:span text:style-name="T13">t</text:span>ext.</text:h>
      <text:p text:style-name="P5"/>
      <text:p text:style-name="P5">There is no "fair use exemption" for C++, assembler, or other compiled or interpreted code within IPDOS (tm) source. Commentators may not publish such code in whole or in part, even in tiny part, but must instead provide a link <text:span text:style-name="T9">to the IPDOS™ owner’s master repository.</text:span> <text:s/>Text that is not compiled or interpreted, including text strings within <text:span text:style-name="T9">C++</text:span> code, may be quoted and published within the normal "fair use" limits, if appropriate attribution is made.</text:p>
      <text:p text:style-name="P5"/>
      <text:h text:style-name="P23" text:outline-level="1">User License Revisions: <text:s/><text:span text:style-name="T14">A c</text:span>hange affect<text:span text:style-name="T14">s</text:span> all users.</text:h>
      <text:p text:style-name="P5"/>
      <text:p text:style-name="P5">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5"/>
      <text:h text:style-name="P24" text:outline-level="1">Liability <text:span text:style-name="T23">and indemnity</text:span>: <text:s/><text:span text:style-name="T18">No warranty; provided “as is”.</text:span></text:h>
      <text:p text:style-name="P10"/>
      <text:p text:style-name="P16"><text:span text:style-name="T3">This source code, executables, and other content </text:span><text:span text:style-name="T4">is provided “as is”, without warranty of any kind</text:span><text:span text:style-name="T3">, express or implied, including but not limited to the warranties of merchantability, fitness for a particular purpose and noninfringement. <text:s/></text:span><text:span text:style-name="T4">In no event shall the authors or copyright holders be liable for any claim</text:span><text:span text:style-name="T3">, damages or other liability, whether in an action of contract, tort or otherwise, arising from, out of or in connection with the source code, executables, or other content, or the use or other dealings thereof. <text:s/></text:span><text:span text:style-name="T6">Each application contributor indemnifies the owner of IPDOS ™ against liability for claims arising from the use of the application by other us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200125@1500.<text:a xlink:type="simple" xlink:href="mailto:20200125@1235.ipdos.user.license.pdf" text:style-name="Internet_20_link" text:visited-style-name="Visited_20_Internet_20_Link">20200125@1235.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2:07:15.865000000</meta:creation-date>
    <dc:date>2020-01-26T12:38:49.202000000</dc:date>
    <meta:editing-duration>PT1H26M19S</meta:editing-duration>
    <meta:editing-cycles>16</meta:editing-cycles>
    <meta:generator>LibreOffice/6.2.2.2$Windows_X86_64 LibreOffice_project/2b840030fec2aae0fd2658d8d4f9548af4e3518d</meta:generator>
    <meta:document-statistic meta:table-count="0" meta:image-count="0" meta:object-count="0" meta:page-count="3" meta:paragraph-count="19" meta:word-count="845" meta:character-count="5271" meta:non-whitespace-character-count="4411"/>
  </office:meta>
</office:document-meta>
</file>